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" svg:font-family="'Liberation Sans'" style:font-pitch="variable"/>
    <style:font-face style:name="DejaVu Sans1" svg:font-family="'DejaVu Sans'" style:font-family-generic="roman" style:font-pitch="variable"/>
    <style:font-face style:name="DejaVu Sans3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3-title">
      <style:graphic-properties draw:auto-grow-height="true" fo:min-height="3.333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3.333cm"/>
      <style:paragraph-properties style:writing-mode="lr-tb"/>
    </style:style>
    <style:style style:name="pr5" style:family="presentation" style:parent-style-name="Focus3-outline1">
      <style:graphic-properties fo:min-height="12.1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style:text-properties fo:color="#3465a4" fo:font-size="20pt" style:font-size-asian="20pt" style:font-size-complex="20pt"/>
    </style:style>
    <style:style style:name="P9" style:family="paragraph">
      <style:paragraph-properties style:writing-mode="lr-tb"/>
      <style:text-properties fo:color="#3465a4" fo:font-size="20pt" style:font-size-asian="20pt" style:font-size-complex="20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2e8b57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3465a4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<text:span text:style-name="T1">Python Pagrindai: W03</text:span></text:p>
          </draw:text-box>
        </draw:frame>
        <draw:frame presentation:style-name="pr2" draw:text-style-name="P2" draw:layer="layout" svg:width="21.59cm" svg:height="11.896cm" svg:x="3.048cm" svg:y="5.58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CSV failai</text:span></text:p>
                <text:p><text:span text:style-name="T2"/></text:p>
              </text:list-item>
              <text:list-item>
                <text:p><text:span text:style-name="T2">CSV failų skaitymas ir rašyma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5" draw:layer="layout" svg:width="24.108cm" svg:height="3.333cm" svg:x="1.946cm" svg:y="1.239cm" presentation:class="title">
          <draw:text-box>
            <text:p text:style-name="P4"><text:span text:style-name="T3">CSV failas</text:span></text:p>
          </draw:text-box>
        </draw:frame>
        <draw:frame presentation:style-name="pr5" draw:text-style-name="P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 text:style-name="P6"><text:span text:style-name="T4">CSV = Comma Separated Values</text:span></text:p>
              </text:list-item>
              <text:list-item>
                <text:p text:style-name="P6"><text:span text:style-name="T4">CSV failas tai tekstinis failas</text:span></text:p>
              </text:list-item>
              <text:list-item>
                <text:p text:style-name="P6"><text:span text:style-name="T4">CSV formatas skirtas duomenų lentelių išsaugojimui</text:span></text:p>
              </text:list-item>
              <text:list-item>
                <text:p text:style-name="P6"><text:span text:style-name="T4">CSV faile duomenų laukai atskiriami kableliais (arba kitais skyrybos simboliais)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4" draw:text-style-name="P5" draw:layer="layout" svg:width="24.108cm" svg:height="3.333cm" svg:x="1.946cm" svg:y="1.239cm" presentation:class="title">
          <draw:text-box>
            <text:p text:style-name="P5"><text:span text:style-name="T3">CSV failų naudojimas</text:span></text:p>
          </draw:text-box>
        </draw:frame>
        <draw:frame presentation:style-name="pr5" draw:text-style-name="P7" draw:layer="layout" svg:width="24.108cm" svg:height="12.37cm" svg:x="1.946cm" svg:y="5.114cm" presentation:class="outline">
          <draw:text-box>
            <text:list text:style-name="L2">
              <text:list-item>
                <text:p text:style-name="P7"><text:span text:style-name="T4">CSV failai naudojami dirbant su dideliais duomenų kieikiais</text:span></text:p>
              </text:list-item>
              <text:list-item>
                <text:p text:style-name="P7"><text:span text:style-name="T4">CSV failai dažniausiai yra kuriami programiniu būdu</text:span></text:p>
              </text:list-item>
              <text:list-item>
                <text:p text:style-name="P7"><text:span text:style-name="T4">CSV failai naudojami exportuojant ir importuojant duomeni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5" draw:layer="layout" svg:width="24.108cm" svg:height="3.333cm" svg:x="1.946cm" svg:y="1.239cm" presentation:class="title" presentation:user-transformed="true">
          <draw:text-box>
            <text:p text:style-name="P4"><text:span text:style-name="T3">CSV failų apdorojimas su Python</text:span></text:p>
          </draw:text-box>
        </draw:frame>
        <draw:frame presentation:style-name="pr5" draw:text-style-name="P2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CSV failų skaitymui ir rašymui naudojamae </text:span><text:span text:style-name="T5">csv </text:span><text:span text:style-name="T6">bibliotek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5" draw:layer="layout" svg:width="24.108cm" svg:height="3.333cm" svg:x="1.946cm" svg:y="1.239cm" presentation:class="title">
          <draw:text-box>
            <text:p text:style-name="P5"><text:span text:style-name="T3">CSV failo rašymo pavyzdys</text:span></text:p>
          </draw:text-box>
        </draw:frame>
        <draw:frame presentation:style-name="pr5" draw:text-style-name="P9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 text:style-name="P8"><text:span text:style-name="T7">import csv</text:span></text:p>
                <text:p text:style-name="P8"><text:span text:style-name="T7">with open(“users.csv”, mode=”w”) as data_file:</text:span></text:p>
                <text:p text:style-name="P8"><text:span text:style-name="T7"><text:s text:c="4"/></text:span><text:span text:style-name="T7">data_writer = csv.writer(data_file, </text:span></text:p>
                <text:p text:style-name="P8"><text:span text:style-name="T7"><text:s text:c="42"/></text:span><text:span text:style-name="T7">delimiter=”,”,</text:span></text:p>
                <text:p text:style-name="P8"><text:span text:style-name="T7"><text:s text:c="42"/></text:span><text:span text:style-name="T7">quotechar=”’”,</text:span></text:p>
                <text:p text:style-name="P8"><text:span text:style-name="T7"><text:s text:c="42"/></text:span><text:span text:style-name="T7">quoting=csv.QUOTE_MINIMAL)</text:span></text:p>
                <text:p text:style-name="P8"><text:span text:style-name="T7"><text:s text:c="4"/></text:span><text:span text:style-name="T7"># Header</text:span></text:p>
                <text:p text:style-name="P8"><text:span text:style-name="T7"><text:s text:c="4"/></text:span><text:span text:style-name="T7">data_writer.writerow([“User_Name”, “Gender”, “Age”]</text:span></text:p>
                <text:p text:style-name="P8"><text:span text:style-name="T7"><text:s text:c="4"/></text:span><text:span text:style-name="T7"># Data</text:span></text:p>
                <text:p text:style-name="P8"><text:span text:style-name="T7"><text:s text:c="4"/></text:span><text:span text:style-name="T7">data_writer.writerow([“John Doe”, “Male”, 28])</text:span></text:p>
                <text:p text:style-name="P8"><text:span text:style-name="T7"><text:s text:c="4"/></text:span><text:span text:style-name="T7">data_writer.writerow([“Emma Perkins”, “Female”, 35]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text-style-name="P4" draw:layer="layout" svg:width="24.108cm" svg:height="3.333cm" svg:x="1.946cm" svg:y="1.239cm" presentation:class="title" presentation:user-transformed="true">
          <draw:text-box>
            <text:p text:style-name="P10"><text:span text:style-name="T3">CSV failo skaitymo pavyzdys</text:span></text:p>
          </draw:text-box>
        </draw:frame>
        <draw:frame presentation:style-name="pr5" draw:text-style-name="P8" draw:layer="layout" svg:width="24.108cm" svg:height="12.37cm" svg:x="1.946cm" svg:y="5.114cm" presentation:class="outline">
          <draw:text-box>
            <text:list text:style-name="L2">
              <text:list-header>
                <text:p text:style-name="P8"><text:span text:style-name="T7">import csv</text:span></text:p>
                <text:p text:style-name="P8"><text:span text:style-name="T7">with open(“users.csv”, mode=”r”) as data_file:</text:span></text:p>
                <text:p text:style-name="P8"><text:span text:style-name="T7"><text:s text:c="4"/></text:span><text:span text:style-name="T7">data_reader = csv.reader(data_file, delimiter=”,”)</text:span></text:p>
                <text:p text:style-name="P8"><text:span text:style-name="T7"><text:s text:c="4"/></text:span><text:span text:style-name="T7">for row in data_reader:</text:span></text:p>
                <text:p text:style-name="P8"><text:span text:style-name="T7"><text:s text:c="8"/></text:span><text:span text:style-name="T7"># print command will print out a list containing user data</text:span></text:p>
                <text:p text:style-name="P8"><text:span text:style-name="T7"><text:s text:c="8"/></text:span><text:span text:style-name="T7">print(row)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4" draw:text-style-name="P4" draw:layer="layout" svg:width="24.108cm" svg:height="3.333cm" svg:x="1.946cm" svg:y="1.239cm" presentation:class="title">
          <draw:text-box>
            <text:p text:style-name="P4"><text:span text:style-name="T3">Užduotis 1</text:span></text:p>
          </draw:text-box>
        </draw:frame>
        <draw:frame presentation:style-name="pr5" draw:text-style-name="P6" draw:layer="layout" svg:width="24.108cm" svg:height="12.37cm" svg:x="1.946cm" svg:y="5.114cm" presentation:class="outline">
          <draw:text-box>
            <text:list text:style-name="L2">
              <text:list-header>
                <text:p text:style-name="P6"><text:span text:style-name="T4">Parašykite Python programą, kuri įsirašys į failą </text:span><text:span text:style-name="T5">users.csv </text:span><text:span text:style-name="T6">naujus vartotojus:</text:span></text:p>
              </text:list-header>
              <text:list-item>
                <text:p text:style-name="P6"><text:span text:style-name="T6">James Smith, 48</text:span></text:p>
              </text:list-item>
              <text:list-item>
                <text:p text:style-name="P6"><text:span text:style-name="T6">Paola Trent, 45</text:span><text:span text:style-name="T5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4" draw:text-style-name="P4" draw:layer="layout" svg:width="24.108cm" svg:height="3.333cm" svg:x="1.946cm" svg:y="1.239cm" presentation:class="title">
          <draw:text-box>
            <text:p text:style-name="P4"><text:span text:style-name="T3">Užduotis 2</text:span></text:p>
          </draw:text-box>
        </draw:frame>
        <draw:frame presentation:style-name="pr5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 text:style-name="P6"><text:span text:style-name="T4">Parašykite programą, kuri išsives failo </text:span><text:span text:style-name="T5">users.csv </text:span><text:span text:style-name="T6">duomenis į ekraną.</text:span></text:p>
                <text:p text:style-name="P6"><text:span text:style-name="T6">Pavyzdys:</text:span></text:p>
                <text:p text:style-name="P6"><text:span text:style-name="T6">John Doe, 28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" svg:font-family="'Liberation Sans'" style:font-pitch="variable"/>
    <style:font-face style:name="DejaVu Sans1" svg:font-family="'DejaVu Sans'" style:font-family-generic="roman" style:font-pitch="variable"/>
    <style:font-face style:name="DejaVu Sans3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4:32:46.730382714</meta:creation-date>
    <meta:editing-duration>PT11H38M21S</meta:editing-duration>
    <meta:editing-cycles>106</meta:editing-cycles>
    <meta:generator>LibreOffice/6.4.7.2$Linux_X86_64 LibreOffice_project/40$Build-2</meta:generator>
    <dc:title>Focus</dc:title>
    <dc:date>2022-04-26T23:51:15.981849008</dc:date>
    <meta:document-statistic meta:object-count="90"/>
  </office:meta>
</office:document-meta>
</file>